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paragraph-rsid="0009b04d"/>
    </style:style>
    <style:style style:name="P2" style:family="paragraph" style:parent-style-name="Text_20_body">
      <style:text-properties fo:language="en" fo:country="GB" fo:font-weight="bold" style:font-weight-asian="bold" style:font-weight-complex="bold"/>
    </style:style>
    <style:style style:name="P3" style:family="paragraph" style:parent-style-name="Text_20_body">
      <style:text-properties fo:language="en" fo:country="GB" fo:font-weight="bold" officeooo:paragraph-rsid="00253f13" style:font-weight-asian="bold" style:font-weight-complex="bold"/>
    </style:style>
    <style:style style:name="P4" style:family="paragraph" style:parent-style-name="Text_20_body">
      <style:text-properties fo:language="en" fo:country="GB" fo:font-weight="bold" officeooo:rsid="002a9677" officeooo:paragraph-rsid="002a9677" style:font-weight-asian="bold" style:font-weight-complex="bold"/>
    </style:style>
    <style:style style:name="P5" style:family="paragraph" style:parent-style-name="Text_20_body">
      <style:text-properties fo:language="en" fo:country="GB" fo:font-weight="bold" officeooo:rsid="002a9677" officeooo:paragraph-rsid="0032585c" style:font-weight-asian="bold" style:font-weight-complex="bold"/>
    </style:style>
    <style:style style:name="P6" style:family="paragraph" style:parent-style-name="Text_20_body">
      <style:text-properties fo:language="en" fo:country="GB" fo:font-weight="normal" officeooo:rsid="001d36e2" officeooo:paragraph-rsid="001d36e2" style:font-weight-asian="normal" style:font-weight-complex="normal"/>
    </style:style>
    <style:style style:name="P7" style:family="paragraph" style:parent-style-name="Text_20_body">
      <style:text-properties fo:language="en" fo:country="GB" fo:font-weight="normal" officeooo:rsid="00253f13" officeooo:paragraph-rsid="00253f13" style:font-weight-asian="normal" style:font-weight-complex="normal"/>
    </style:style>
    <style:style style:name="P8" style:family="paragraph" style:parent-style-name="Text_20_body">
      <style:text-properties fo:language="en" fo:country="GB" fo:font-weight="normal" officeooo:rsid="00270725" officeooo:paragraph-rsid="00270725" style:font-weight-asian="normal" style:font-weight-complex="normal"/>
    </style:style>
    <style:style style:name="P9" style:family="paragraph" style:parent-style-name="Text_20_body">
      <style:text-properties fo:language="en" fo:country="GB" officeooo:rsid="00276ad7" officeooo:paragraph-rsid="00276ad7"/>
    </style:style>
    <style:style style:name="P10" style:family="paragraph" style:parent-style-name="Text_20_body">
      <style:text-properties style:text-position="0% 100%" fo:language="en" fo:country="GB" fo:font-weight="bold" officeooo:rsid="00276ad7" officeooo:paragraph-rsid="00276ad7" style:font-weight-asian="bold" style:font-weight-complex="bold"/>
    </style:style>
    <style:style style:name="P11" style:family="paragraph" style:parent-style-name="Text_20_body" style:master-page-name="">
      <loext:graphic-properties draw:fill="none"/>
      <style:paragraph-properties fo:margin-left="2.499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paragraph-rsid="0017c923"/>
    </style:style>
    <style:style style:name="P12" style:family="paragraph" style:parent-style-name="Text_20_body" style:master-page-name="">
      <loext:graphic-properties draw:fill="none"/>
      <style:paragraph-properties fo:margin-left="2.499cm" fo:margin-right="0cm" fo:margin-top="0cm" fo:margin-bottom="0.247cm" loext:contextual-spacing="false" fo:line-height="120%" fo:text-indent="0cm" style:auto-text-indent="false" style:page-number="auto" fo:background-color="transparent"/>
      <style:text-properties fo:language="en" fo:country="GB" officeooo:rsid="000ff983" officeooo:paragraph-rsid="00118c6a"/>
    </style:style>
    <style:style style:name="P13" style:family="paragraph" style:parent-style-name="Text_20_body" style:master-page-name="">
      <loext:graphic-properties draw:fill="none"/>
      <style:paragraph-properties fo:margin-left="2.499cm" fo:margin-right="0cm" fo:margin-top="0cm" fo:margin-bottom="0.247cm" loext:contextual-spacing="false" fo:line-height="120%" fo:text-indent="0cm" style:auto-text-indent="false" style:page-number="auto" fo:background-color="transparent"/>
      <style:text-properties fo:language="en" fo:country="GB" officeooo:rsid="000dbaa0" officeooo:paragraph-rsid="000e0f72"/>
    </style:style>
    <style:style style:name="P14" style:family="paragraph" style:parent-style-name="Text_20_body" style:master-page-name="">
      <loext:graphic-properties draw:fill="none"/>
      <style:paragraph-properties fo:margin-left="2.499cm" fo:margin-right="0cm" fo:margin-top="0cm" fo:margin-bottom="0.247cm" loext:contextual-spacing="false" fo:line-height="120%" fo:text-indent="0cm" style:auto-text-indent="false" style:page-number="auto" fo:background-color="transparent"/>
      <style:text-properties fo:language="en" fo:country="GB" officeooo:rsid="000dbaa0" officeooo:paragraph-rsid="00134f4f"/>
    </style:style>
    <style:style style:name="P15" style:family="paragraph" style:parent-style-name="Text_20_body" style:master-page-name="">
      <loext:graphic-properties draw:fill="none"/>
      <style:paragraph-properties fo:margin-left="2.401cm" fo:margin-right="0cm" fo:margin-top="0cm" fo:margin-bottom="0.247cm" loext:contextual-spacing="false" fo:line-height="120%" fo:text-indent="0cm" style:auto-text-indent="false" style:page-number="auto" fo:background-color="transparent"/>
      <style:text-properties fo:language="en" fo:country="GB" officeooo:rsid="000dbaa0" officeooo:paragraph-rsid="00134f4f"/>
    </style:style>
    <style:style style:name="P16" style:family="paragraph" style:parent-style-name="Title">
      <style:text-properties fo:language="en" fo:country="GB"/>
    </style:style>
    <style:style style:name="P17" style:family="paragraph" style:parent-style-name="Text_20_body">
      <style:paragraph-properties fo:break-before="page"/>
      <style:text-properties fo:language="en" fo:country="GB" fo:font-weight="bold" officeooo:rsid="002a9677" officeooo:paragraph-rsid="002a9677" style:font-weight-asian="bold" style:font-weight-complex="bold"/>
    </style:style>
    <style:style style:name="P18" style:family="paragraph" style:parent-style-name="Heading_20_1">
      <style:text-properties fo:language="en" fo:country="GB"/>
    </style:style>
    <style:style style:name="P19" style:family="paragraph" style:parent-style-name="Heading_20_1" style:list-style-name="">
      <style:text-properties fo:language="en" fo:country="GB"/>
    </style:style>
    <style:style style:name="P20" style:family="paragraph" style:parent-style-name="Heading_20_1" style:list-style-name="">
      <style:text-properties fo:language="en" fo:country="GB" officeooo:paragraph-rsid="00276ad7"/>
    </style:style>
    <style:style style:name="P21" style:family="paragraph" style:parent-style-name="Heading_20_1">
      <style:paragraph-properties fo:break-before="page"/>
      <style:text-properties fo:language="en" fo:country="GB"/>
    </style:style>
    <style:style style:name="P22" style:family="paragraph" style:parent-style-name="Heading_20_1">
      <style:paragraph-properties fo:break-before="page"/>
      <style:text-properties fo:language="en" fo:country="GB" officeooo:paragraph-rsid="00276ad7"/>
    </style:style>
    <style:style style:name="P23" style:family="paragraph" style:parent-style-name="Text_20_body" style:list-style-name="L1">
      <style:text-properties fo:language="en" fo:country="GB"/>
    </style:style>
    <style:style style:name="P24" style:family="paragraph" style:parent-style-name="Text_20_body" style:list-style-name="L1">
      <style:text-properties fo:language="en" fo:country="GB" officeooo:paragraph-rsid="000e0f72"/>
    </style:style>
    <style:style style:name="P25" style:family="paragraph" style:parent-style-name="Text_20_body" style:list-style-name="L1">
      <style:text-properties fo:language="en" fo:country="GB" officeooo:paragraph-rsid="00134f4f"/>
    </style:style>
    <style:style style:name="P26" style:family="paragraph" style:parent-style-name="Text_20_body" style:list-style-name="L2">
      <style:text-properties fo:language="en" fo:country="GB" fo:font-weight="normal" officeooo:rsid="002bdfe3" officeooo:paragraph-rsid="003466e8" style:font-weight-asian="normal" style:font-weight-complex="normal"/>
    </style:style>
    <style:style style:name="P27" style:family="paragraph" style:parent-style-name="Text_20_body" style:list-style-name="L6">
      <style:text-properties fo:language="en" fo:country="GB" fo:font-weight="normal" officeooo:rsid="002bdfe3" officeooo:paragraph-rsid="002f9373" style:font-weight-asian="normal" style:font-weight-complex="normal"/>
    </style:style>
    <style:style style:name="P28" style:family="paragraph" style:parent-style-name="Text_20_body" style:list-style-name="L6">
      <style:text-properties fo:language="en" fo:country="GB" fo:font-weight="normal" officeooo:rsid="002bdfe3" officeooo:paragraph-rsid="00301412" style:font-weight-asian="normal" style:font-weight-complex="normal"/>
    </style:style>
    <style:style style:name="P29" style:family="paragraph" style:parent-style-name="Text_20_body" style:list-style-name="L2">
      <style:text-properties fo:language="en" fo:country="GB" fo:font-weight="normal" officeooo:rsid="002d641f" officeooo:paragraph-rsid="002d641f" style:font-weight-asian="normal" style:font-weight-complex="normal"/>
    </style:style>
    <style:style style:name="P30" style:family="paragraph" style:parent-style-name="Text_20_body" style:list-style-name="L6">
      <style:text-properties fo:language="en" fo:country="GB" fo:font-weight="normal" officeooo:rsid="002f9373" officeooo:paragraph-rsid="002f9373" style:font-weight-asian="normal" style:font-weight-complex="normal"/>
    </style:style>
    <style:style style:name="P31" style:family="paragraph" style:parent-style-name="Text_20_body" style:list-style-name="L6">
      <style:text-properties fo:language="en" fo:country="GB" fo:font-weight="normal" officeooo:rsid="002f9373" officeooo:paragraph-rsid="00301412" style:font-weight-asian="normal" style:font-weight-complex="normal"/>
    </style:style>
    <style:style style:name="P32" style:family="paragraph" style:parent-style-name="Text_20_body" style:list-style-name="L6">
      <style:text-properties fo:language="en" fo:country="GB" fo:font-weight="normal" officeooo:rsid="002a9677" officeooo:paragraph-rsid="002f9373" style:font-weight-asian="normal" style:font-weight-complex="normal"/>
    </style:style>
    <style:style style:name="P33" style:family="paragraph" style:parent-style-name="Text_20_body" style:list-style-name="L6">
      <style:text-properties fo:language="en" fo:country="GB" fo:font-weight="normal" officeooo:rsid="002a9677" officeooo:paragraph-rsid="00301412" style:font-weight-asian="normal" style:font-weight-complex="normal"/>
    </style:style>
    <style:style style:name="P34" style:family="paragraph" style:parent-style-name="Text_20_body" style:list-style-name="L7">
      <style:text-properties fo:language="en" fo:country="GB" fo:font-weight="normal" officeooo:rsid="0030d547" officeooo:paragraph-rsid="0030d547" style:font-weight-asian="normal" style:font-weight-complex="normal"/>
    </style:style>
    <style:style style:name="P35" style:family="paragraph" style:parent-style-name="Text_20_body" style:list-style-name="L7">
      <style:paragraph-properties fo:text-align="start" style:justify-single-word="false"/>
      <style:text-properties fo:language="en" fo:country="GB" fo:font-weight="normal" officeooo:rsid="0030d547" officeooo:paragraph-rsid="0030d547" style:font-weight-asian="normal" style:font-weight-complex="normal"/>
    </style:style>
    <style:style style:name="P36" style:family="paragraph" style:parent-style-name="Text_20_body" style:list-style-name="L8">
      <style:text-properties fo:language="en" fo:country="GB" fo:font-weight="normal" officeooo:rsid="003200fd" officeooo:paragraph-rsid="003200fd" style:font-weight-asian="normal" style:font-weight-complex="normal"/>
    </style:style>
    <style:style style:name="P37" style:family="paragraph" style:parent-style-name="Text_20_body" style:list-style-name="L9">
      <style:text-properties fo:language="en" fo:country="GB" fo:font-weight="normal" officeooo:rsid="0032585c" officeooo:paragraph-rsid="0032585c" style:font-weight-asian="normal" style:font-weight-complex="normal"/>
    </style:style>
    <style:style style:name="P38" style:family="paragraph" style:parent-style-name="Text_20_body" style:list-style-name="L10">
      <style:text-properties fo:language="en" fo:country="GB" fo:font-weight="normal" officeooo:rsid="0032585c" officeooo:paragraph-rsid="0032585c" style:font-weight-asian="normal" style:font-weight-complex="normal"/>
    </style:style>
    <style:style style:name="P39" style:family="paragraph" style:parent-style-name="Text_20_body">
      <style:text-properties fo:language="en" fo:country="GB" fo:font-weight="normal" officeooo:rsid="00253f13" officeooo:paragraph-rsid="00370aa5" style:font-weight-asian="normal" style:font-weight-complex="normal"/>
    </style:style>
    <style:style style:name="P40" style:family="paragraph" style:parent-style-name="Text_20_body" style:list-style-name="L4">
      <style:text-properties fo:language="en" fo:country="GB" fo:font-weight="bold" officeooo:rsid="002bdfe3" officeooo:paragraph-rsid="00301412" style:font-weight-asian="bold" style:font-weight-complex="bold"/>
    </style:style>
    <style:style style:name="P41" style:family="paragraph" style:parent-style-name="Text_20_body" style:list-style-name="L4">
      <style:text-properties fo:language="en" fo:country="GB" fo:font-weight="bold" officeooo:rsid="002bdfe3" officeooo:paragraph-rsid="002c98a1" style:font-weight-asian="bold" style:font-weight-complex="bold"/>
    </style:style>
    <style:style style:name="P42" style:family="paragraph" style:parent-style-name="Text_20_body" style:list-style-name="L5">
      <style:text-properties fo:language="en" fo:country="GB" fo:font-weight="bold" officeooo:rsid="002bdfe3" officeooo:paragraph-rsid="00301412" style:font-weight-asian="bold" style:font-weight-complex="bold"/>
    </style:style>
    <style:style style:name="P43" style:family="paragraph" style:parent-style-name="Text_20_body" style:list-style-name="L5">
      <style:text-properties fo:language="en" fo:country="GB" fo:font-weight="bold" officeooo:rsid="002bdfe3" officeooo:paragraph-rsid="002d641f" style:font-weight-asian="bold" style:font-weight-complex="bold"/>
    </style:style>
    <style:style style:name="P44" style:family="paragraph" style:parent-style-name="Text_20_body" style:list-style-name="L6">
      <style:text-properties fo:language="en" fo:country="GB" fo:font-weight="bold" officeooo:rsid="002bdfe3" officeooo:paragraph-rsid="00301412" style:font-weight-asian="bold" style:font-weight-complex="bold"/>
    </style:style>
    <style:style style:name="P45" style:family="paragraph" style:parent-style-name="Text_20_body" style:list-style-name="L6">
      <style:text-properties fo:language="en" fo:country="GB" fo:font-weight="bold" officeooo:rsid="002bdfe3" officeooo:paragraph-rsid="0030d507" style:font-weight-asian="bold" style:font-weight-complex="bold"/>
    </style:style>
    <style:style style:name="P46" style:family="paragraph" style:parent-style-name="Text_20_body" style:list-style-name="L6">
      <style:text-properties fo:language="en" fo:country="GB" fo:font-weight="bold" officeooo:rsid="002bdfe3" officeooo:paragraph-rsid="0030d547" style:font-weight-asian="bold" style:font-weight-complex="bold"/>
    </style:style>
    <style:style style:name="P47" style:family="paragraph" style:parent-style-name="Text_20_body" style:list-style-name="L6">
      <style:text-properties fo:language="en" fo:country="GB" fo:font-weight="bold" officeooo:rsid="002f9373" officeooo:paragraph-rsid="00301412" style:font-weight-asian="bold" style:font-weight-complex="bold"/>
    </style:style>
    <style:style style:name="P48" style:family="paragraph" style:parent-style-name="Text_20_body" style:list-style-name="L6">
      <style:text-properties fo:language="en" fo:country="GB" fo:font-style="italic" fo:font-weight="normal" officeooo:rsid="002f9373" officeooo:paragraph-rsid="00301412" style:font-style-asian="italic" style:font-weight-asian="normal" style:font-style-complex="italic" style:font-weight-complex="normal"/>
    </style:style>
    <style:style style:name="P49" style:family="paragraph" style:parent-style-name="Text_20_body" style:list-style-name="L7">
      <style:paragraph-properties fo:text-align="start" style:justify-single-word="false"/>
      <style:text-properties fo:language="en" fo:country="GB" fo:font-style="italic" fo:font-weight="normal" officeooo:rsid="00301412" officeooo:paragraph-rsid="0030d547" style:font-style-asian="italic" style:font-weight-asian="normal" style:font-style-complex="italic" style:font-weight-complex="normal"/>
    </style:style>
    <style:style style:name="P50" style:family="paragraph" style:parent-style-name="Text_20_body" style:list-style-name="L9">
      <style:text-properties fo:language="en" fo:country="GB" fo:font-style="normal" fo:font-weight="normal" officeooo:rsid="0032585c" officeooo:paragraph-rsid="0032585c" style:font-style-asian="normal" style:font-weight-asian="normal" style:font-style-complex="normal" style:font-weight-complex="normal"/>
    </style:style>
    <style:style style:name="P51" style:family="paragraph" style:parent-style-name="Text_20_body" style:list-style-name="L10">
      <style:text-properties fo:language="en" fo:country="GB" fo:font-style="normal" fo:font-weight="normal" officeooo:rsid="0032585c" officeooo:paragraph-rsid="0032585c" style:font-style-asian="normal" style:font-weight-asian="normal" style:font-style-complex="normal" style:font-weight-complex="normal"/>
    </style:style>
    <style:style style:name="P52" style:family="paragraph" style:parent-style-name="Text_20_body" style:list-style-name="L10">
      <style:text-properties fo:language="en" fo:country="GB" fo:font-style="normal" fo:font-weight="normal" officeooo:rsid="00331950" officeooo:paragraph-rsid="00331950" style:font-style-asian="normal" style:font-weight-asian="normal" style:font-style-complex="normal" style:font-weight-complex="normal"/>
    </style:style>
    <style:style style:name="P53" style:family="paragraph" style:parent-style-name="Text_20_body" style:list-style-name="L2">
      <style:text-properties officeooo:paragraph-rsid="002e67c6"/>
    </style:style>
    <style:style style:name="P54" style:family="paragraph" style:parent-style-name="Text_20_body" style:list-style-name="L3"/>
    <style:style style:name="P55" style:family="paragraph" style:parent-style-name="Text_20_body" style:list-style-name="L3">
      <style:text-properties officeooo:paragraph-rsid="002e67c6"/>
    </style:style>
    <style:style style:name="P56" style:family="paragraph" style:parent-style-name="Text_20_body" style:list-style-name="L3">
      <style:text-properties officeooo:paragraph-rsid="00301412"/>
    </style:style>
    <style:style style:name="P57" style:family="paragraph" style:parent-style-name="Text_20_body" style:list-style-name="L3">
      <style:text-properties officeooo:paragraph-rsid="003466e8"/>
    </style:style>
    <style:style style:name="P58" style:family="paragraph" style:parent-style-name="Text_20_body" style:list-style-name="L6">
      <style:text-properties officeooo:paragraph-rsid="002f9373"/>
    </style:style>
    <style:style style:name="P59" style:family="paragraph" style:parent-style-name="Text_20_body" style:list-style-name="L6">
      <style:text-properties officeooo:paragraph-rsid="00301412"/>
    </style:style>
    <style:style style:name="P60" style:family="paragraph" style:parent-style-name="Text_20_body" style:list-style-name="L9"/>
    <style:style style:name="P61" style:family="paragraph" style:parent-style-name="Text_20_body" style:list-style-name="L10">
      <style:text-properties officeooo:paragraph-rsid="0032585c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0dbaa0"/>
    </style:style>
    <style:style style:name="T3" style:family="text">
      <style:text-properties fo:language="en" fo:country="GB" fo:font-style="italic" style:font-style-asian="italic" style:font-style-complex="italic"/>
    </style:style>
    <style:style style:name="T4" style:family="text">
      <style:text-properties fo:language="en" fo:country="GB" fo:font-style="italic" fo:font-weight="normal" officeooo:rsid="002e67c6" style:font-style-asian="italic" style:font-weight-asian="normal" style:font-style-complex="italic" style:font-weight-complex="normal"/>
    </style:style>
    <style:style style:name="T5" style:family="text">
      <style:text-properties fo:language="en" fo:country="GB" fo:font-style="italic" fo:font-weight="normal" officeooo:rsid="0032585c" style:font-style-asian="italic" style:font-weight-asian="normal" style:font-style-complex="italic" style:font-weight-complex="normal"/>
    </style:style>
    <style:style style:name="T6" style:family="text">
      <style:text-properties fo:language="en" fo:country="GB" fo:font-weight="normal" officeooo:rsid="0032585c" style:font-weight-asian="normal" style:font-weight-complex="normal"/>
    </style:style>
    <style:style style:name="T7" style:family="text">
      <style:text-properties fo:language="en" fo:country="GB" fo:font-weight="normal" officeooo:rsid="002bdfe3" style:font-weight-asian="normal" style:font-weight-complex="normal"/>
    </style:style>
    <style:style style:name="T8" style:family="text">
      <style:text-properties officeooo:rsid="0011fbef"/>
    </style:style>
    <style:style style:name="T9" style:family="text">
      <style:text-properties officeooo:rsid="00144f5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e67c6" style:font-style-asian="italic" style:font-style-complex="italic"/>
    </style:style>
    <style:style style:name="T12" style:family="text">
      <style:text-properties fo:font-style="italic" officeooo:rsid="00301412" style:font-style-asian="italic" style:font-style-complex="italic"/>
    </style:style>
    <style:style style:name="T13" style:family="text">
      <style:text-properties fo:font-style="italic" fo:font-weight="normal" officeooo:rsid="002d641f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301412" style:font-style-asian="italic" style:font-weight-asian="normal" style:font-style-complex="italic" style:font-weight-complex="normal"/>
    </style:style>
    <style:style style:name="T15" style:family="text">
      <style:text-properties fo:font-weight="bold" officeooo:rsid="002385c6" style:font-weight-asian="bold" style:font-weight-complex="bold"/>
    </style:style>
    <style:style style:name="T16" style:family="text">
      <style:text-properties officeooo:rsid="001fedd0"/>
    </style:style>
    <style:style style:name="T17" style:family="text">
      <style:text-properties officeooo:rsid="00216dda"/>
    </style:style>
    <style:style style:name="T18" style:family="text">
      <style:text-properties officeooo:rsid="002270f0"/>
    </style:style>
    <style:style style:name="T19" style:family="text">
      <style:text-properties officeooo:rsid="002385c6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c0cd4" style:font-weight-asian="normal" style:font-weight-complex="normal"/>
    </style:style>
    <style:style style:name="T22" style:family="text">
      <style:text-properties fo:font-weight="normal" officeooo:rsid="002c98a1" style:font-weight-asian="normal" style:font-weight-complex="normal"/>
    </style:style>
    <style:style style:name="T23" style:family="text">
      <style:text-properties fo:font-weight="normal" officeooo:rsid="002d641f" style:font-weight-asian="normal" style:font-weight-complex="normal"/>
    </style:style>
    <style:style style:name="T24" style:family="text">
      <style:text-properties fo:font-weight="normal" officeooo:rsid="00301412" style:font-weight-asian="normal" style:font-weight-complex="normal"/>
    </style:style>
    <style:style style:name="T25" style:family="text">
      <style:text-properties fo:font-weight="normal" officeooo:rsid="0030d547" style:font-weight-asian="normal" style:font-weight-complex="normal"/>
    </style:style>
    <style:style style:name="T26" style:family="text">
      <style:text-properties officeooo:rsid="002bdfe3"/>
    </style:style>
    <style:style style:name="T27" style:family="text">
      <style:text-properties officeooo:rsid="002c98a1"/>
    </style:style>
    <style:style style:name="T28" style:family="text">
      <style:text-properties officeooo:rsid="00301412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officeooo:rsid="0032585c"/>
    </style:style>
    <style:style style:name="T32" style:family="text">
      <style:text-properties officeooo:rsid="00370aa5"/>
    </style:style>
    <style:style style:name="T33" style:family="text">
      <style:text-properties officeooo:rsid="0037c8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xercice Artificial Intelligence<text:line-break/>Assignment 1</text:p>
      <text:p text:style-name="P1"/>
      <text:h text:style-name="P18" text:outline-level="1">1 Theory</text:h>
      <text:p text:style-name="P2">What is the runtime complexity of</text:p>
      <text:list xml:id="list6511982489787955645" text:style-name="L1">
        <text:list-item>
          <text:p text:style-name="P24">the “insert” operation at the end of a single linked list?</text:p>
        </text:list-item>
      </text:list>
      <text:p text:style-name="P13"><text:tab/>O(1); List keeps pointer to the last node (=tail). Sets next of tail node to new node. <text:tab/>Sets the new node as tail node.</text:p>
      <text:list xml:id="list160026638045976" text:continue-numbering="true" text:style-name="L1">
        <text:list-item>
          <text:p text:style-name="P24">the “insert” operation at the end of a list backed by an array?</text:p>
        </text:list-item>
      </text:list>
      <text:p text:style-name="P12"><text:tab/>O(1) amortized, but O(n) worst-case since the array must be resized and copied.<text:line-break/><text:tab/><text:span text:style-name="T8">(see </text:span><text:a xlink:type="simple" xlink:href="https://en.wikipedia.org/wiki/Amortized_analysis#Dynamic_Array" text:style-name="Internet_20_link" text:visited-style-name="Visited_20_Internet_20_Link"><text:span text:style-name="T8">https://en.wikipedia.org/wiki/Amortized_analysis#Dynamic_Array</text:span></text:a><text:span text:style-name="T8">)</text:span></text:p>
      <text:list xml:id="list160027084109679" text:continue-numbering="true" text:style-name="L1">
        <text:list-item>
          <text:p text:style-name="P25">the “insert” operation of a hash table (hash set)?</text:p>
        </text:list-item>
      </text:list>
      <text:p text:style-name="P14"><text:tab/>O(1) in average, but O(n) in worst-case (Handling of collisions)</text:p>
      <text:list xml:id="list160026612541459" text:continue-numbering="true" text:style-name="L1">
        <text:list-item>
          <text:p text:style-name="P25">the “contains” operation of a list? </text:p>
        </text:list-item>
      </text:list>
      <text:p text:style-name="P11"><text:span text:style-name="T2">O(n), must iterate through list<text:line-break/>(see </text:span><text:a xlink:type="simple" xlink:href="http://docs.oracle.com/javase/6/docs/api/java/util/ArrayList.html" text:style-name="Internet_20_link" text:visited-style-name="Visited_20_Internet_20_Link"><text:span text:style-name="T1">http://docs.oracle.com/javase/6/docs/api/java/util/ArrayList.html</text:span></text:a><text:span text:style-name="T2">: </text:span><text:span text:style-name="T3">All of the other operations run in linear time</text:span><text:span text:style-name="T2">)</text:span></text:p>
      <text:list xml:id="list160026615772566" text:continue-numbering="true" text:style-name="L1">
        <text:list-item>
          <text:p text:style-name="P23">the “contains” operation of a hash table (hash set)?</text:p>
        </text:list-item>
      </text:list>
      <text:p text:style-name="P15"><text:tab/>O(1) in average, but O(n) in worst-case (Handling of collisions)</text:p>
      <text:p text:style-name="P2">Which data structure should we actually choose to implement a “closed list” as it is o<text:span text:style-name="T9">ft</text:span>en called in the literature?</text:p>
      <text:p text:style-name="P6">The closed list is used to insert visited nodes, and check if a node is already in the list (contains). <text:span text:style-name="T17">Hence the</text:span> <text:span text:style-name="Source_20_Text">insert</text:span> and <text:span text:style-name="Source_20_Text">contains</text:span> <text:span text:style-name="T18">operation </text:span>must be fast. The <text:span text:style-name="T15">hash table</text:span><text:span text:style-name="T19"> </text:span>offers a constant time complexity on both <text:span text:style-name="T17">of these </text:span>operations and <text:span text:style-name="T16">should</text:span> therefore <text:span text:style-name="T16">be chosen to implement a “closed list” (as it is often called in the literature).</text:span></text:p>
      <text:h text:style-name="P19" text:outline-level="1"/>
      <text:h text:style-name="P21" text:outline-level="1">3 Heuristic Search</text:h>
      <text:p text:style-name="P3">c) Which of the heuristics guarantees that Greedy Best-First Search will lead to an optimal solution?</text:p>
      <text:p text:style-name="P7">None. GBFS doesn’t always find the optimal solution. Both heuristics generate a solution with the same amount of steps. The euclidean heuristics will find a solution which looks more like a direct line, but is more turns (zig-zag). The Manhattan heuristics generates a solutions with more “straight lines”.</text:p>
      <text:p text:style-name="P3">Which of them guarantees obtaining an optimal solution using A* Search?</text:p>
      <text:p text:style-name="P39"><text:span text:style-name="T32">Both Heuristics are admissible (= they never overestimate the actual cost from a given node to a goal), therefore the</text:span> A* <text:span text:style-name="T32">search</text:span> is always optimal, the (topological) differences between euclidean and Manhattan heuristics are the same as above.</text:p>
      <text:p text:style-name="P2">d) Which of the heuristics is better?</text:p>
      <text:p text:style-name="P8">Manhattan may find its way faster. But all together there are no big benefits or disadvantages <text:span text:style-name="T33">why</text:span> using one ore the other. <text:span text:style-name="T33">Both Heuristics ignore the actual layout of the given level, i.e. which path you can walk on, and where is a wall. So it really depends on the level, which Heuristic offers the better solution.</text:span></text:p>
      <text:h text:style-name="P20" text:outline-level="1"/>
      <text:h text:style-name="P22" text:outline-level="1">4 Create a Level</text:h>
      <text:p text:style-name="P10">a)</text:p>
      <text:p text:style-name="P9">BFS and IDS will always deliver the same results. They work basically the same way, only that BFS uses (much) more space and IDS does part of its work redundantly.</text:p>
      <text:p text:style-name="P4">b)</text:p>
      <text:p text:style-name="P4">BFS <text:span text:style-name="T26">(order: ^, v, &lt;, &gt;)</text:span></text:p>
      <text:list xml:id="list6773861869228951733" text:style-name="L2">
        <text:list-item>
          <text:p text:style-name="P53"><text:span text:style-name="T7">(1, 2) </text:span><text:span text:style-name="T4">(dequeue)</text:span></text:p>
        </text:list-item>
      </text:list>
      <text:list xml:id="list2641190495151729656" text:style-name="L3">
        <text:list-item>
          <text:list>
            <text:list-item>
              <text:p text:style-name="P55">^ (1, 1) = 1 <text:span text:style-name="T11">(</text:span><text:span text:style-name="T4">enqueue)</text:span></text:p>
            </text:list-item>
            <text:list-item>
              <text:p text:style-name="P54">v <text:span text:style-name="T12">not possible</text:span></text:p>
            </text:list-item>
            <text:list-item>
              <text:p text:style-name="P56">&lt; <text:span text:style-name="T12">not possible</text:span></text:p>
            </text:list-item>
            <text:list-item>
              <text:p text:style-name="P57">&gt; (2, 2) = 1</text:p>
            </text:list-item>
          </text:list>
        </text:list-item>
      </text:list>
      <text:list xml:id="list160026798713998" text:continue-list="list6773861869228951733" text:style-name="L2">
        <text:list-item>
          <text:p text:style-name="P26">(1, 1) </text:p>
        </text:list-item>
      </text:list>
      <text:list xml:id="list4286121087530506183" text:style-name="L4">
        <text:list-item>
          <text:list>
            <text:list-item>
              <text:p text:style-name="P40"><text:span text:style-name="T21">^ </text:span><text:span text:style-name="T14">not possible</text:span></text:p>
            </text:list-item>
            <text:list-item>
              <text:p text:style-name="P40"><text:span text:style-name="T21">v </text:span><text:span text:style-name="T14">already visited</text:span></text:p>
            </text:list-item>
            <text:list-item>
              <text:p text:style-name="P40"><text:span text:style-name="T22">&lt;</text:span><text:span text:style-name="T21"> </text:span><text:span text:style-name="T14">not possible</text:span></text:p>
            </text:list-item>
            <text:list-item>
              <text:p text:style-name="P41"><text:span text:style-name="T22">&gt;</text:span><text:span text:style-name="T21"> </text:span><text:span text:style-name="T22">(2, 1) </text:span><text:span text:style-name="T23">= 2</text:span></text:p>
            </text:list-item>
          </text:list>
        </text:list-item>
      </text:list>
      <text:list xml:id="list160027035977068" text:continue-list="list160026798713998" text:style-name="L2">
        <text:list-item>
          <text:p text:style-name="P29">(2, 2)</text:p>
        </text:list-item>
      </text:list>
      <text:list xml:id="list1135148500700229891" text:style-name="L5">
        <text:list-item>
          <text:list>
            <text:list-item>
              <text:p text:style-name="P42"><text:span text:style-name="T21">^ </text:span><text:span text:style-name="T14">already visited</text:span></text:p>
            </text:list-item>
            <text:list-item>
              <text:p text:style-name="P42"><text:span text:style-name="T21">v </text:span><text:span text:style-name="T14">not possible</text:span></text:p>
            </text:list-item>
            <text:list-item>
              <text:p text:style-name="P42"><text:span text:style-name="T22">&lt;</text:span><text:span text:style-name="T21"> </text:span><text:span text:style-name="T14">already visited</text:span></text:p>
            </text:list-item>
            <text:list-item>
              <text:p text:style-name="P43"><text:span text:style-name="T22">&gt;</text:span><text:span text:style-name="T21"> </text:span><text:span text:style-name="T22">(</text:span><text:span text:style-name="T23">3</text:span><text:span text:style-name="T22">, </text:span><text:span text:style-name="T23">2</text:span><text:span text:style-name="T22">) </text:span><text:span text:style-name="T23">= 2 </text:span><text:span text:style-name="T24">s</text:span><text:span text:style-name="T13">olution</text:span></text:p>
            </text:list-item>
          </text:list>
        </text:list-item>
      </text:list>
      <text:p text:style-name="P4"/>
      <text:p text:style-name="P17">IDS</text:p>
      <text:list xml:id="list1671981614289673780" text:style-name="L6">
        <text:list-item>
          <text:p text:style-name="P30">D = 0</text:p>
          <text:list>
            <text:list-item>
              <text:p text:style-name="P31">(1, 2)</text:p>
            </text:list-item>
            <text:list-item>
              <text:p text:style-name="P48">no solution</text:p>
            </text:list-item>
          </text:list>
        </text:list-item>
        <text:list-item>
          <text:p text:style-name="P30">D = 1</text:p>
          <text:list>
            <text:list-item>
              <text:p text:style-name="P27">(1, 2)</text:p>
              <text:list>
                <text:list-item>
                  <text:p text:style-name="P58">^ (1, 1)</text:p>
                </text:list-item>
                <text:list-item>
                  <text:p text:style-name="P32">&gt; (2, 2)</text:p>
                </text:list-item>
              </text:list>
            </text:list-item>
            <text:list-item>
              <text:p text:style-name="P48">no solution</text:p>
            </text:list-item>
          </text:list>
        </text:list-item>
        <text:list-item>
          <text:p text:style-name="P47"><text:span text:style-name="T20">D = </text:span><text:span text:style-name="T24">2</text:span></text:p>
          <text:list>
            <text:list-item>
              <text:p text:style-name="P28">(1, 2)</text:p>
              <text:list>
                <text:list-item>
                  <text:p text:style-name="P59">^ (1, 1)</text:p>
                  <text:list>
                    <text:list-item>
                      <text:p text:style-name="P45"><text:span text:style-name="T21">v </text:span><text:span text:style-name="T24">(1, 2) </text:span><text:span text:style-name="T14">already visited</text:span></text:p>
                    </text:list-item>
                    <text:list-item>
                      <text:p text:style-name="P44"><text:span text:style-name="T22">&gt;</text:span><text:span text:style-name="T21"> </text:span><text:span text:style-name="T22">(2, 1)</text:span></text:p>
                    </text:list-item>
                  </text:list>
                </text:list-item>
                <text:list-item>
                  <text:p text:style-name="P33">&gt; (2, 2)</text:p>
                  <text:list>
                    <text:list-item>
                      <text:p text:style-name="P46"><text:span text:style-name="T21">^ </text:span><text:span text:style-name="T25">(2, 1) </text:span><text:span text:style-name="T14">already visited</text:span></text:p>
                    </text:list-item>
                    <text:list-item>
                      <text:p text:style-name="P46"><text:span text:style-name="T22">&lt;</text:span><text:span text:style-name="T21"> </text:span><text:span text:style-name="T25">(1, 2) </text:span><text:span text:style-name="T14">already visited</text:span></text:p>
                    </text:list-item>
                    <text:list-item>
                      <text:p text:style-name="P46"><text:span text:style-name="T22">&gt;</text:span><text:span text:style-name="T21"> </text:span><text:span text:style-name="T27">(3, 2)</text:span></text:p>
                    </text:list-item>
                  </text:list>
                </text:list-item>
              </text:list>
            </text:list-item>
            <text:list-item>
              <text:p text:style-name="P48">solution</text:p>
            </text:list-item>
          </text:list>
        </text:list-item>
      </text:list>
      <text:p text:style-name="P4"/>
      <text:p text:style-name="P17">DLDFS</text:p>
      <text:list xml:id="list4952386186263788563" text:style-name="L7">
        <text:list-item>
          <text:p text:style-name="P34">(1, 2)</text:p>
          <text:list>
            <text:list-item>
              <text:p text:style-name="P35">^ (1, 1)</text:p>
              <text:list>
                <text:list-item>
                  <text:p text:style-name="P35">^ <text:span text:style-name="T12">not possible</text:span></text:p>
                </text:list-item>
                <text:list-item>
                  <text:p text:style-name="P35">v <text:span text:style-name="T12">already visited</text:span></text:p>
                </text:list-item>
                <text:list-item>
                  <text:p text:style-name="P35">&lt; <text:span text:style-name="T12">not possible</text:span></text:p>
                </text:list-item>
                <text:list-item>
                  <text:p text:style-name="P35">&gt;<text:span text:style-name="T29"> (2, 1)</text:span></text:p>
                  <text:list>
                    <text:list-item>
                      <text:p text:style-name="P35">^ <text:span text:style-name="T12">not possible</text:span></text:p>
                    </text:list-item>
                    <text:list-item>
                      <text:p text:style-name="P35">v <text:span text:style-name="T29">(2, 2)</text:span></text:p>
                      <text:list>
                        <text:list-item>
                          <text:p text:style-name="P35"><text:span text:style-name="T29">^ </text:span><text:span text:style-name="T12">already visited</text:span></text:p>
                        </text:list-item>
                        <text:list-item>
                          <text:p text:style-name="P49">v not possible</text:p>
                        </text:list-item>
                        <text:list-item>
                          <text:p text:style-name="P49">&lt; already visited</text:p>
                        </text:list-item>
                        <text:list-item>
                          <text:p text:style-name="P35"><text:span text:style-name="T12">&gt; </text:span><text:span text:style-name="T30">(3, 2) </text:span><text:span text:style-name="T10">sol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UCS</text:p>
      <text:list xml:id="list2169036716683023389" text:style-name="L8">
        <text:list-item>
          <text:p text:style-name="P36">(1, 2) = 0</text:p>
          <text:list>
            <text:list-item>
              <text:p text:style-name="P36">^ (1, 1) = 0 + 1 = 1</text:p>
            </text:list-item>
            <text:list-item>
              <text:p text:style-name="P36">&gt; (2, 2) = 0 + 5 = 5</text:p>
            </text:list-item>
          </text:list>
        </text:list-item>
        <text:list-item>
          <text:p text:style-name="P36">(1, 1) = 1</text:p>
          <text:list>
            <text:list-item>
              <text:p text:style-name="P36">&gt; (2, 1) = 1 + 2 = 3</text:p>
            </text:list-item>
          </text:list>
        </text:list-item>
        <text:list-item>
          <text:p text:style-name="P36">(2, 1) = 3</text:p>
          <text:list>
            <text:list-item>
              <text:p text:style-name="P36">&gt; (3, 1) = 3 + 1 = 4</text:p>
            </text:list-item>
          </text:list>
        </text:list-item>
        <text:list-item>
          <text:p text:style-name="P36">(3, 1) = 4</text:p>
          <text:list>
            <text:list-item>
              <text:p text:style-name="P36">v (3, 2) = 4 <text:span text:style-name="T10">solution</text:span></text:p>
            </text:list-item>
          </text:list>
        </text:list-item>
      </text:list>
      <text:p text:style-name="P4"/>
      <text:p text:style-name="P17">GBFS <text:span text:style-name="T31">(Euclidean)</text:span></text:p>
      <text:list xml:id="list1543168670897906263" text:style-name="L9">
        <text:list-item>
          <text:p text:style-name="P60">(1, 2) = 2</text:p>
          <text:list>
            <text:list-item>
              <text:p text:style-name="P37">^ (1, 1) = 2,24…</text:p>
            </text:list-item>
            <text:list-item>
              <text:p text:style-name="P37">&gt; (2, 2) = 1</text:p>
            </text:list-item>
          </text:list>
        </text:list-item>
        <text:list-item>
          <text:p text:style-name="P37">(2, 2)</text:p>
          <text:list>
            <text:list-item>
              <text:p text:style-name="P37">^ (2, 1) = <text:s/>1,41…</text:p>
            </text:list-item>
            <text:list-item>
              <text:p text:style-name="P37">&lt; <text:span text:style-name="T12">already visited</text:span></text:p>
            </text:list-item>
            <text:list-item>
              <text:p text:style-name="P50"><text:span text:style-name="T28">&gt; </text:span>(3, 1) = 0 <text:span text:style-name="T10">solution</text:span></text:p>
            </text:list-item>
          </text:list>
        </text:list-item>
      </text:list>
      <text:p text:style-name="P5">ASTAR <text:span text:style-name="T31">(Euclidean)</text:span></text:p>
      <text:list xml:id="list6955942846122491149" text:style-name="L10">
        <text:list-item>
          <text:p text:style-name="P61"><text:span text:style-name="T6">(1, 2) = 0 </text:span><text:span text:style-name="T5">(cost)</text:span></text:p>
          <text:list>
            <text:list-item>
              <text:p text:style-name="P38">^ (1, 1) = 2,24… + (0 + 1) = 3,24…</text:p>
            </text:list-item>
            <text:list-item>
              <text:p text:style-name="P38">&gt; (2, 2) = 1 + (0 + 5) = 6</text:p>
            </text:list-item>
          </text:list>
        </text:list-item>
        <text:list-item>
          <text:p text:style-name="P38">(1, 1) = 1</text:p>
          <text:list>
            <text:list-item>
              <text:p text:style-name="P38">v <text:span text:style-name="T12">already visited</text:span></text:p>
            </text:list-item>
            <text:list-item>
              <text:p text:style-name="P51"><text:span text:style-name="T28">&gt; </text:span>(2, 1) = 1,41… + (1 + 2) = 4,41</text:p>
            </text:list-item>
          </text:list>
        </text:list-item>
        <text:list-item>
          <text:p text:style-name="P51">(2, 1) = 3</text:p>
          <text:list>
            <text:list-item>
              <text:p text:style-name="P51">v (2, 2) = 1 + (3 + 5) = 9</text:p>
            </text:list-item>
            <text:list-item>
              <text:p text:style-name="P51">&gt; (3, 1) = 1 + (3 + 1) = 5</text:p>
            </text:list-item>
          </text:list>
        </text:list-item>
        <text:list-item>
          <text:p text:style-name="P51">(3, 1) = 4</text:p>
          <text:list>
            <text:list-item>
              <text:p text:style-name="P52">v (3, 2) = 0 + ( 5 + 0) = 5 <text:span text:style-name="T10">solutio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Table_20_Contents" style:display-name="Table Contents" style:family="paragraph" style:parent-style-name="Standard" style:class="extra"/>
    <style:style style:name="Illustration_20_Index_20_1" style:display-name="Illustration Index 1" style:family="paragraph" style:parent-style-name="Index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Numbering_20_1" style:display-name="Numbering 1" style:family="paragraph" style:parent-style-name="List" style:class="list">
      <style:text-properties fo:color="#808080" fo:background-color="transparent"/>
    </style:style>
    <style:style style:name="Numbering_20_1_20_Start" style:display-name="Numbering 1 Start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3:23:38.391000000</meta:creation-date>
    <dc:date>2015-11-02T16:00:26.022000000</dc:date>
    <meta:editing-duration>PT3H28M12S</meta:editing-duration>
    <meta:editing-cycles>56</meta:editing-cycles>
    <meta:generator>LibreOffice/5.0.2.2$Windows_x86 LibreOffice_project/37b43f919e4de5eeaca9b9755ed688758a8251fe</meta:generator>
    <meta:document-statistic meta:table-count="0" meta:image-count="0" meta:object-count="0" meta:page-count="6" meta:paragraph-count="104" meta:word-count="840" meta:character-count="3820" meta:non-whitespace-character-count="3152"/>
  </office:meta>
</office:document-meta>
</file>